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17b83f"/>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style:font-name="arial" fo:font-size="9pt" fo:letter-spacing="normal" fo:font-style="normal" fo:font-weight="normal" fo:background-color="#ffffcc"/>
    </style:style>
    <style:style style:name="T3" style:family="text">
      <style:text-properties fo:font-variant="normal" fo:text-transform="none" fo:color="#222222" style:font-name="arial" fo:font-size="9pt" fo:letter-spacing="normal" fo:font-style="normal" fo:font-weight="bold" style:font-weight-asian="bold" style:font-weight-complex="bold"/>
    </style:style>
    <style:style style:name="T4" style:family="text">
      <style:text-properties fo:font-variant="normal" fo:text-transform="none" fo:color="#222222" fo:letter-spacing="normal"/>
    </style:style>
    <style:style style:name="T5" style:family="text">
      <style:text-properties fo:font-variant="normal" fo:text-transform="none" fo:color="#1155cc" style:font-name="arial" fo:font-size="9pt" fo:letter-spacing="normal" fo:font-style="normal" fo:font-weight="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ar Ross,</text:span><text:line-break/><text:line-break/><text:span text:style-name="T1">On behalf of the </text:span><text:span text:style-name="T2">BEAT</text:span><text:span text:style-name="T4"> </text:span><text:span text:style-name="T2">2</text:span><text:span text:style-name="T4"> </text:span><text:span text:style-name="T1">Programme Committee, I am pleased to inform you that your paper</text:span><text:line-break/><text:line-break/><text:span text:style-name="T1">Ensuring Faultless Communication Behaviour in an E-Commerce Cloud Application</text:span><text:line-break/><text:line-break/><text:span text:style-name="T1">has been accepted for presentation at </text:span><text:span text:style-name="T2">BEAT</text:span><text:span text:style-name="T4"> </text:span><text:span text:style-name="T2">2</text:span><text:span text:style-name="T1">. You will find the reviews at the end of this message.</text:span><text:line-break/><text:line-break/><text:span text:style-name="T1">The organisers of SEFM have asked me to give the following information to authors:</text:span><text:line-break/><text:line-break/><text:span text:style-name="T1">In order for the paper to be included in the proceedings, at least one author must register before the early</text:span><text:line-break/><text:span text:style-name="T1">registration deadline, which is 12th August. The registration system is now open at</text:span><text:line-break/><text:a xlink:type="simple" xlink:href="http://madrid.nethotels.com/mice/english/sefm_2013" office:target-frame-name="_blank" xlink:show="new"><text:span text:style-name="T5">http://madrid.nethotels.com/mice/english/sefm_2013</text:span></text:a><text:line-break/><text:line-break/><text:span text:style-name="T1">This refers to a proceedings to be distributed at the workshop, not the LNCS post-workshop proceedings</text:span><text:line-break/><text:span text:style-name="T1">which will have a separate submission and review process.</text:span><text:line-break/><text:line-break/><text:span text:style-name="T1">I will write to you again soon with information about the deadline and format for the proceedings.</text:span><text:line-break/><text:line-break/><text:span text:style-name="T1">We have been able to provide several reviews of each paper, and most of the reviews are quite thorough</text:span><text:line-break/><text:span text:style-name="T1">with many good suggestions. Please take the reviews into account when preparing the final version of your</text:span><text:line-break/><text:span text:style-name="T1">paper, especially if there are comments about the clarity of presentation.</text:span><text:line-break/><text:line-break/><text:span text:style-name="T1">Congratulations on the acceptance of your paper, and I look forward to seeing you at the workshop.</text:span><text:line-break/><text:line-break/><text:span text:style-name="T1">Regards,</text:span><text:line-break/><text:line-break/><text:span text:style-name="T1">Simon Gay</text:span><text:line-break/><text:line-break/><text:span text:style-name="T2">BEAT</text:span><text:span text:style-name="T4"> </text:span><text:span text:style-name="T2">2</text:span><text:span text:style-name="T4"> </text:span><text:span text:style-name="T1">PC Chair</text:span><text:line-break/><text:line-break/><text:line-break/><text:span text:style-name="T1">----------------------- REVIEW 1 ---------------------</text:span><text:line-break/><text:span text:style-name="T1">PAPER: 4</text:span><text:line-break/><text:span text:style-name="T1">TITLE: Ensuring Faultless Communication Behaviour in an E-Commerce Cloud Application</text:span><text:line-break/><text:span text:style-name="T1">AUTHORS: Rustem Kamun and Ross Horne</text:span><text:line-break/><text:line-break/><text:span text:style-name="T1">OVERALL EVALUATION: -1 (weak reject)</text:span><text:line-break/><text:span text:style-name="T1">REVIEWER'S CONFIDENCE: </text:span><text:span text:style-name="T2">2</text:span><text:span text:style-name="T4"> </text:span><text:span text:style-name="T1">(low)</text:span><text:line-break/><text:line-break/><text:span text:style-name="T1">----------- REVIEW -----------</text:span><text:line-break/><text:tab/><text:span text:style-name="T1">This work discusses communication patterns in web service interactions. The approach is</text:span><text:line-break/><text:span text:style-name="T1">implemented in an extension of Java, called Session-Java. What I see mainly missing from</text:span><text:line-break/><text:span text:style-name="T1">the paper is a detailed description of the approach and the practical aspect of the approach.</text:span><text:line-break/><text:span text:style-name="T1">Although a case study is presented, I am missing a connection with a real-world problem</text:span><text:line-break/><text:span text:style-name="T1">and a comparison with existing work. I find the work in a premature state.</text:span><text:line-break/><text:line-break/><text:span text:style-name="T1">Moreover, I have the following comments on the paper:</text:span><text:line-break/><text:span text:style-name="T1">- Why was session-Java chosen over other approaches? This needs to be explained in the</text:span><text:line-break/><text:span text:style-name="T1">text.</text:span><text:line-break/><text:span text:style-name="T1">- I do not see any comparison with related work. Although some languages are mentioned</text:span><text:line-break/><text:span text:style-name="T1">(e.g. Scribble) no further description of those is given in relation to the work of the authors.</text:span><text:line-break/><text:span text:style-name="T1">- This work seems to be rather an application of Session-Java to a case study. Section </text:span><text:span text:style-name="T2">2</text:span><text:span text:style-name="T1">,</text:span><text:line-break/><text:span text:style-name="T1">where Session-Java is briefly described is existing work. I do not see the authors propose</text:span><text:line-break/><text:span text:style-name="T1">anything novel. Maybe you should omit future work and describe your approach with more details.</text:span><text:line-break/><text:span text:style-name="T1">- The example for the e-commerce Web portal also needs more explanation. V3na website</text:span><text:line-break/><text:span text:style-name="T1">is available in Russian, so that makes it hard to study the described example further.</text:span><text:line-break/><text:soft-page-break/><text:line-break/><text:line-break/><text:span text:style-name="T1">----------------------- REVIEW </text:span><text:span text:style-name="T2">2</text:span><text:span text:style-name="T4"> </text:span><text:span text:style-name="T1">---------------------</text:span><text:line-break/><text:span text:style-name="T1">PAPER: 4</text:span><text:line-break/><text:span text:style-name="T1">TITLE: Ensuring Faultless Communication Behaviour in an E-Commerce Cloud Application</text:span><text:line-break/><text:span text:style-name="T1">AUTHORS: Rustem Kamun and Ross Horne</text:span><text:line-break/><text:line-break/><text:span text:style-name="T1">OVERALL EVALUATION: </text:span><text:span text:style-name="T2">2</text:span><text:span text:style-name="T4"> </text:span><text:span text:style-name="T1">(accept)</text:span><text:line-break/><text:span text:style-name="T1">REVIEWER'S CONFIDENCE: 4 (high)</text:span><text:line-break/><text:line-break/><text:span text:style-name="T1">----------- REVIEW -----------</text:span><text:line-break/><text:span text:style-name="T1">The content of this paper is actual from academic point of view as well as from business point of view. It is closely related to main topics of the workshop. The quality of the paper is also sufficient, so I would like to recommend to accept this paper.</text:span><text:line-break/><text:span text:style-name="T1">However minor refinements must be made:</text:span><text:line-break/><text:span text:style-name="T3">1. PLease define your concepts more precisely. "Cloud" should be defined in the begining. Before your reference to the V3na in Page 3 there was not clear what you have in mind: "Cloud coomputing paradigm" or "Only one CC implementation".</text:span><text:span text:style-name="T6"><text:line-break/></text:span><text:span text:style-name="T1">Now You are using "SaaS" instead of the "Service". I suggest you to fix it, becaause SaaS is a class (or a "paradigm") of software, with particular way of the delivery. You speak about one particular service.. Just go on and name things by its real names!</text:span><text:line-break/><text:line-break/><text:span text:style-name="T2">2</text:span><text:span text:style-name="T1">. ConclusionS. There is not common practice to cite other authors in this place. I suggest you to move first sentence to other place.</text:span><text:line-break/><text:line-break/><text:line-break/><text:span text:style-name="T1">----------------------- REVIEW 3 ---------------------</text:span><text:line-break/><text:span text:style-name="T1">PAPER: 4</text:span><text:line-break/><text:span text:style-name="T1">TITLE: Ensuring Faultless Communication Behaviour in an E-Commerce Cloud Application</text:span><text:line-break/><text:span text:style-name="T1">AUTHORS: Rustem Kamun and Ross Horne</text:span><text:line-break/><text:line-break/><text:span text:style-name="T1">OVERALL EVALUATION: </text:span><text:span text:style-name="T2">2</text:span><text:span text:style-name="T4"> </text:span><text:span text:style-name="T1">(accept)</text:span><text:line-break/><text:span text:style-name="T1">REVIEWER'S CONFIDENCE: </text:span><text:span text:style-name="T2">2</text:span><text:span text:style-name="T4"> </text:span><text:span text:style-name="T1">(low)</text:span><text:line-break/><text:line-break/><text:span text:style-name="T1">----------- REVIEW -----------</text:span><text:line-break/><text:span text:style-name="T1">The authors present Session-Java's implementation of communication protocol used by an e-commerce Cloud provider that sells SaaS applications. In the communication, three parties are included,  User, Cloud and SaaS. This is a case study of deployment of session-based programming in practice, so it is of interest of BETTY action to encourage this kind of activity and promotion. </text:span></text:p>
      <text:p text:style-name="P1"><text:span text:style-name="T3">The paper can be improved with comparison of their implementation in Session-Java, with implementation in some non-session-based programming language.</text:span><text:line-break/><text:line-break/><text:line-break/><text:span text:style-name="T1">----------------------- REVIEW 4 ---------------------</text:span><text:line-break/><text:span text:style-name="T1">PAPER: 4</text:span><text:line-break/><text:span text:style-name="T1">TITLE: Ensuring Faultless Communication Behaviour in an E-Commerce Cloud Application</text:span><text:line-break/><text:span text:style-name="T1">AUTHORS: Rustem Kamun and Ross Horne</text:span><text:line-break/><text:line-break/><text:span text:style-name="T1">OVERALL EVALUATION: 1 (weak accept)</text:span><text:line-break/><text:span text:style-name="T1">REVIEWER'S CONFIDENCE: 4 (high)</text:span><text:line-break/><text:line-break/><text:span text:style-name="T1">----------- REVIEW -----------</text:span><text:line-break/><text:span text:style-name="T1">This paper considers the application of higher-order session types to specify communication protocols between software systems in the cloud environment. The implementation of session types described in the paper is Hu et al.'s Session Java. This paper illustrates how to use higher-order session types to delegate sessions from cloud service provider to cloud service.</text:span><text:line-break/><text:line-break/><text:span text:style-name="T1">I believe the application of session types for distributed systems in a virtualized environment is definitely of interest to the behavioural types community and hence is relevant to the workshop. Although the presentation of the paper needs to be improved. Here are my comments with respect to the paper's presentation:</text:span><text:line-break/><text:soft-page-break/><text:line-break/><text:span text:style-name="T1">pg1, abstract: Session types represent... and offer... or A session type represents... and offers...</text:span><text:line-break/><text:span text:style-name="T1">pg1, para </text:span><text:span text:style-name="T2">2</text:span><text:span text:style-name="T1">: It is challenging to manage</text:span><text:line-break/><text:span text:style-name="T1">pg1, para </text:span><text:span text:style-name="T2">2</text:span><text:span text:style-name="T1">: Choreographies capture</text:span><text:line-break/><text:span text:style-name="T1">pg1, para </text:span><text:span text:style-name="T2">2</text:span><text:span text:style-name="T1">, last sentence: what is a global description?</text:span><text:line-break/><text:span text:style-name="T1">pg1, bullet </text:span><text:span text:style-name="T2">2</text:span><text:span text:style-name="T1">: replace 'e.g.' with 'and'</text:span><text:line-break/><text:span text:style-name="T1">pg2, para </text:span><text:span text:style-name="T2">2</text:span><text:span text:style-name="T1">: Session Types or Session types or session types -- be consistent</text:span><text:line-break/><text:span text:style-name="T1">pg2, para 4: Does 'sequence diagrams' mean UML sequence diagrams -- be explicit</text:span><text:line-break/><text:span text:style-name="T1">pg2, para 4: Rewrite 'The correctness of the protocol can be verified that the implementations conform to the session</text:span><text:line-break/><text:span text:style-name="T1">types.' to 'The correctness of the protocol can be used to verify that the implementations conforms to the session</text:span><text:line-break/><text:span text:style-name="T1">types.'</text:span><text:line-break/><text:span text:style-name="T1">pg3, last para: replace 'needs VSna' with 'needs. VSna'</text:span><text:line-break/><text:span text:style-name="T1">pg3, last para: replace 'be addresses' with 'be addressed'</text:span><text:line-break/><text:span text:style-name="T3">pg4, fig 3: give an example valid trace for the specified protocol</text:span><text:span text:style-name="T6"><text:line-break/></text:span><text:span text:style-name="T1">pg4, fig 3: a right parenthesis is missing for p_vu.</text:span><text:line-break/><text:span text:style-name="T3">pg4, fig 3: Where is the connection between protocols p_vu and p_vs?</text:span><text:line-break/><text:span text:style-name="T3">pg5, fig 4, 5: Where is the connection between protocols p_vu and p_vs?</text:span><text:span text:style-name="T6"><text:line-break/></text:span><text:span text:style-name="T1">pg5, para </text:span><text:span text:style-name="T2">2</text:span><text:span text:style-name="T1">: refer to specific protocol when describing specific snippet 'For session type !&lt;!{OK: !&lt;JSONMessage&gt;, FAIL: !&lt;JSONMessage&gt;}&gt;'</text:span><text:line-break/><text:span text:style-name="T1">pg5, fig 6: Why show a sequence diagram if it is not used for describing the protocol?</text:span><text:line-break/><text:span text:style-name="T3">pg5, fig 6: the font used in the diagram is too small.</text:span><text:line-break/><text:span text:style-name="T3">pg5, paras 4, 5: To implementation section should be removed as it does not contain enough detail to serve its purpose. I would instead provide more description relating the textual description of the protocol, the diagram and the formal protocol specification.</text:span><text:span text:style-name="T6"><text:line-break/></text:span><text:span text:style-name="T1">pg6, fig 5: I think Protocol 1.</text:span><text:span text:style-name="T2">2</text:span><text:span text:style-name="T4"> </text:span><text:span text:style-name="T1">should be of SaaS</text:span><text:line-break/><text:span text:style-name="T1">pg6, last para: Replace 'Services' with 'service'</text:span><text:line-break/><text:span text:style-name="T1">pg6, last para: Replace 'circumnavigate' with 'circumvent'</text:span><text:line-break/><text:span text:style-name="T1">pg7, last para: Not sure if 'programming can prove itself'</text:span><text:line-break/><text:span text:style-name="T1">pg7, last para: replace 'a scenarios' to 'a scenario'</text:span><text:line-break/><text:line-break/><text:line-break/><text:span text:style-name="T1">----------------------- REVIEW 5 ---------------------</text:span><text:line-break/><text:span text:style-name="T1">PAPER: 4</text:span><text:line-break/><text:span text:style-name="T1">TITLE: Ensuring Faultless Communication Behaviour in an E-Commerce Cloud Application</text:span><text:line-break/><text:span text:style-name="T1">AUTHORS: Rustem Kamun and Ross Horne</text:span><text:line-break/><text:line-break/><text:span text:style-name="T1">OVERALL EVALUATION: </text:span><text:span text:style-name="T2">2</text:span><text:span text:style-name="T4"> </text:span><text:span text:style-name="T1">(accept)</text:span><text:line-break/><text:span text:style-name="T1">REVIEWER'S CONFIDENCE: 4 (high)</text:span><text:line-break/><text:line-break/><text:span text:style-name="T1">----------- REVIEW -----------</text:span><text:line-break/><text:span text:style-name="T1">This is not a full review, but just a particular point that I noticed during the PC discussion. The score attached to this review is not relevant.</text:span><text:line-break/><text:line-break/><text:span text:style-name="T1">At the top of page </text:span><text:span text:style-name="T2">2</text:span><text:span text:style-name="T4"> </text:span><text:span text:style-name="T1">is the sentence "Successful approaches based on session types [9,8] include: the Chor and Jolie programming languages of Carbone and Montesi [16,10] ..."</text:span><text:line-break/><text:line-break/><text:span text:style-name="T1">Reference [16]  is for Chor, but reference [10] is a theoretical paper, not a Jolie paper; however, the conclusion of [10] says that the paper is being implemented in Jolie. I don't think it's accurate to refer to "the Jolie language of Carbone and Montesi"; "Montesi and Guidi" would be better. Also I don't think it's accurate to refer to Jolie as a "successful approach based on session types", as the Jolie language does not have session types. It's unclear from [10] whether the implementation in Jolie includes an extension of Jolie with session types, or whether it is endpoint projection into standard Jolie (probably the latter, I think).</text:span><text:line-break/><text:line-break/><text:span text:style-name="T1">Anyway, I think this paragraph should be clar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s </meta:initial-creator>
    <meta:creation-date>2013-08-26T15:39:34</meta:creation-date>
    <dc:date>2013-09-01T00:32:37</dc:date>
    <dc:creator>Ross </dc:creator>
    <meta:editing-duration>P0D</meta:editing-duration>
    <meta:editing-cycles>2</meta:editing-cycles>
    <meta:generator>LibreOffice/4.0.2.2$Linux_X86_64 LibreOffice_project/400m0$Build-2</meta:generator>
    <meta:document-statistic meta:table-count="0" meta:image-count="0" meta:object-count="0" meta:page-count="3" meta:paragraph-count="2" meta:word-count="1404" meta:character-count="8978" meta:non-whitespace-character-count="7533"/>
  </office:meta>
</office:document-meta>
</file>